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Accessor.error( Throwable cause ,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fatal(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fatal( Throwable cause ,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info( Throwable cause ,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warn(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debug(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info(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trace(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info( Throwable cause ,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trace(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error( Throwable cause ,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debug( Throwable cause ,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fatal(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warn(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LogAccessor( Class &lt; ? &gt; log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info(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LogAccessor( String log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error(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debug(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fatal( Throwable cause ,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trace( Throwable cause ,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warn( Throwable cause ,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warn( Throwable cause ,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LogAccesso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debug( Throwable cause ,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Accesso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trace( Throwable cause , CharSequenc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ccessor.error( Supplier &lt; ? extends CharSequence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